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1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office:value-type="string" calcext:value-type="string">
            <text:p>Seccion de residencia</text:p>
          </table:table-cell>
          <table:table-cell table:style-name="ce1" office:value-type="string" calcext:value-type="string">
            <text:p>Hogar con una mujer sola menor de 65 años</text:p>
          </table:table-cell>
          <table:table-cell table:style-name="ce1" office:value-type="string" calcext:value-type="string">
            <text:p>Hogar con un hombre solo menor de 65 años</text:p>
          </table:table-cell>
          <table:table-cell table:style-name="ce1" office:value-type="string" calcext:value-type="string">
            <text:p>Hogar con una mujer sola de 65 años o más</text:p>
          </table:table-cell>
          <table:table-cell table:style-name="ce1" office:value-type="string" calcext:value-type="string">
            <text:p>Hogar con un hombre solo de 65 años o más</text:p>
          </table:table-cell>
          <table:table-cell table:style-name="ce1" office:value-type="string" calcext:value-type="string">
            <text:p>Hogar con padre o madre que convive con algún hijo menor de 25 años</text:p>
          </table:table-cell>
          <table:table-cell table:style-name="ce1" office:value-type="string" calcext:value-type="string">
            <text:p>Hogar con padre o madre que convive con todos sus hijos de 25 años o más</text:p>
          </table:table-cell>
          <table:table-cell table:style-name="ce1" office:value-type="string" calcext:value-type="string">
            <text:p>Hogar formado por pareja sin hijos</text:p>
          </table:table-cell>
          <table:table-cell table:style-name="ce1" office:value-type="string" calcext:value-type="string">
            <text:p>Hogar formado por pareja con hijos en donde algún hijo es menor de 25 años</text:p>
          </table:table-cell>
          <table:table-cell table:style-name="ce1" office:value-type="string" calcext:value-type="string">
            <text:p>Hogar formado por pareja con hijos en donde todos los hijos de 25 años o más</text:p>
          </table:table-cell>
          <table:table-cell table:style-name="ce1" office:value-type="string" calcext:value-type="string">
            <text:p>Hogar formado por pareja o padre/madre que convive con algún hijo menor de 25 años y otra(s) persona(s)</text:p>
          </table:table-cell>
          <table:table-cell table:style-name="ce1" office:value-type="string" calcext:value-type="string">
            <text:p>Otro tipo de hogar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1</text:p>
          </table:table-cell>
          <table:table-cell office:value-type="float" office:value="150" calcext:value-type="float">
            <text:p>150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6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355" calcext:value-type="float">
            <text:p>3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1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6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445" calcext:value-type="float">
            <text:p>4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5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430" calcext:value-type="float">
            <text:p>4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Sección 2906703001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Sección 290670300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Sección 2906703003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1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2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3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4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1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1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1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1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1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Sección 2906705001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Sección 2906705002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Sección 290670500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2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4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440" calcext:value-type="float">
            <text:p>4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3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3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1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2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6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8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1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2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1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3</text:p>
          </table:table-cell>
          <table:table-cell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6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9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480" calcext:value-type="float">
            <text:p>4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3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4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3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7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8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2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4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5</text:p>
          </table:table-cell>
          <table:table-cell table:number-columns-repeated="6" office:value-type="string" calcext:value-type="string">
            <text:p>*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3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8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1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2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1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6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8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9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210" calcext:value-type="float">
            <text:p>210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595" calcext:value-type="float">
            <text:p>5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395" calcext:value-type="float">
            <text:p>39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0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2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5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210" calcext:value-type="float">
            <text:p>210</text:p>
          </table:table-cell>
          <table:table-cell office:value-type="float" office:value="565" calcext:value-type="float">
            <text:p>5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7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370" calcext:value-type="float">
            <text:p>3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8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270" calcext:value-type="float">
            <text:p>270</text:p>
          </table:table-cell>
          <table:table-cell office:value-type="float" office:value="515" calcext:value-type="float">
            <text:p>5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3</text:p>
          </table:table-cell>
          <table:table-cell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5</text:p>
          </table:table-cell>
          <table:table-cell office:value-type="float" office:value="145" calcext:value-type="float">
            <text:p>14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450" calcext:value-type="float">
            <text:p>450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1</text:p>
          </table:table-cell>
          <table:table-cell table:number-columns-repeated="6" office:value-type="string" calcext:value-type="string">
            <text:p>*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4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7</text:p>
          </table:table-cell>
          <table:table-cell office:value-type="float" office:value="145" calcext:value-type="float">
            <text:p>145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5" calcext:value-type="float">
            <text:p>30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3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6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7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1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4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5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7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6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8</text:p>
          </table:table-cell>
          <table:table-cell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1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3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2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6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75" calcext:value-type="float">
            <text:p>2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6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6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6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6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6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68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7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7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7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7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7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7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7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8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8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83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1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2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480" calcext:value-type="float">
            <text:p>4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6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6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office:value-type="float" office:value="310" calcext:value-type="float">
            <text:p>3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90" calcext:value-type="float">
            <text:p>29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4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8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2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7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3</text:p>
          </table:table-cell>
          <table:table-cell table:number-columns-repeated="6" office:value-type="string" calcext:value-type="string">
            <text:p>*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1</text:p>
          </table:table-cell>
          <table:table-cell table:number-columns-repeated="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8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9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1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2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135" calcext:value-type="float">
            <text:p>135</text:p>
          </table:table-cell>
          <table:table-cell office:value-type="float" office:value="370" calcext:value-type="float">
            <text:p>37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15" calcext:value-type="float">
            <text:p>215</text:p>
          </table:table-cell>
          <table:table-cell office:value-type="float" office:value="275" calcext:value-type="float">
            <text:p>27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*</text:p>
          </table:table-cell>
          <table:table-cell office:value-type="float" office:value="145" calcext:value-type="float">
            <text:p>145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1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20:38:00.0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20:07:20.908000000</meta:creation-date>
    <dc:date>2024-12-13T20:39:54.392000000</dc:date>
    <meta:editing-duration>PT2M59S</meta:editing-duration>
    <meta:editing-cycles>2</meta:editing-cycles>
    <meta:generator>LibreOffice/7.6.5.2$Windows_x86 LibreOffice_project/38d5f62f85355c192ef5f1dd47c5c0c0c6d6598b</meta:generator>
    <meta:document-statistic meta:table-count="1" meta:cell-count="6006" meta:object-count="0"/>
  </office:meta>
</office:document-meta>
</file>